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21pt"/>
    </style:style>
    <style:style style:name="co3" style:family="table-column">
      <style:table-column-properties fo:break-before="auto" style:column-width="88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69pt" svg:height="359.15pt" svg:x="495.81pt" svg:y="124.98pt">
            <draw:object draw:notify-on-update-of-ranges="Sheet1.B8:Sheet1.B11 Sheet1.A7:Sheet1.A7 Sheet1.E8:Sheet1.E11 Sheet1.B19:Sheet1.B21 Sheet1.A19:Sheet1.A19 Sheet1.E19:Sheet1.E21 Sheet1.B14:Sheet1.B16 Sheet1.A13:Sheet1.A13 Sheet1.E14:Sheet1.E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5.845" calcext:value-type="float">
            <text:p>55.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28.0855" calcext:value-type="float">
            <text:p>28.085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(wt%)</text:p>
          </table:table-cell>
          <table:table-cell office:value-type="string" calcext:value-type="string">
            <text:p>Si (mol fraction)</text:p>
          </table:table-cell>
          <table:table-cell office:value-type="string" calcext:value-type="string">
            <text:p>Mass (g/mol)</text:p>
          </table:table-cell>
          <table:table-cell office:value-type="string" calcext:value-type="string">
            <text:p>Density (g/cm^3)</text:p>
          </table:table-cell>
          <table:table-cell office:value-type="string" calcext:value-type="string">
            <text:p>Volume (cm^3/mol)</text:p>
          </table:table-cell>
          <table:table-cell/>
        </table:table-row>
        <table:table-row table:style-name="ro1">
          <table:table-cell office:value-type="string" calcext:value-type="string">
            <text:p>Jing et al., 20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8]/[.$B$3])/([.A8]/[.$B$3] + (100-[.A8])/[.$B$2])" office:value-type="float" office:value="0" calcext:value-type="float">
            <text:p>0</text:p>
          </table:table-cell>
          <table:table-cell table:formula="of:=[.B8]*[.$B$3] + (1-[.B8])*[.$B$2]" office:value-type="float" office:value="55.845" calcext:value-type="float">
            <text:p>55.845</text:p>
          </table:table-cell>
          <table:table-cell office:value-type="float" office:value="6.933" calcext:value-type="float">
            <text:p>6.933</text:p>
          </table:table-cell>
          <table:table-cell table:formula="of:=[.C8]/[.D8]" office:value-type="float" office:value="8.05495456512332" calcext:value-type="float">
            <text:p>8.05495456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9]/[.$B$3])/([.A9]/[.$B$3] + (100-[.A9])/[.$B$2])" office:value-type="float" office:value="0.180953908516936" calcext:value-type="float">
            <text:p>0.1809539085</text:p>
          </table:table-cell>
          <table:table-cell table:formula="of:=[.B9]*[.$B$3] + (1-[.B9])*[.$B$2]" office:value-type="float" office:value="50.8218099765241" calcext:value-type="float">
            <text:p>50.8218099765</text:p>
          </table:table-cell>
          <table:table-cell office:value-type="float" office:value="6.332" calcext:value-type="float">
            <text:p>6.332</text:p>
          </table:table-cell>
          <table:table-cell table:formula="of:=[.C9]/[.D9]" office:value-type="float" office:value="8.02618603545864" calcext:value-type="float">
            <text:p>8.026186035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0]/[.$B$3])/([.A10]/[.$B$3] + (100-[.A10])/[.$B$2])" office:value-type="float" office:value="0.289399829871498" calcext:value-type="float">
            <text:p>0.2893998299</text:p>
          </table:table-cell>
          <table:table-cell table:formula="of:=[.B10]*[.$B$3] + (1-[.B10])*[.$B$2]" office:value-type="float" office:value="47.8114054226821" calcext:value-type="float">
            <text:p>47.8114054227</text:p>
          </table:table-cell>
          <table:table-cell office:value-type="float" office:value="5.88" calcext:value-type="float">
            <text:p>5.88</text:p>
          </table:table-cell>
          <table:table-cell table:formula="of:=[.C10]/[.D10]" office:value-type="float" office:value="8.13119139841533" calcext:value-type="float">
            <text:p>8.131191398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11]/[.$B$3])/([.A11]/[.$B$3] + (100-[.A11])/[.$B$2])" office:value-type="float" office:value="0.398603869337587" calcext:value-type="float">
            <text:p>0.3986038693</text:p>
          </table:table-cell>
          <table:table-cell table:formula="of:=[.B11]*[.$B$3] + (1-[.B11])*[.$B$2]" office:value-type="float" office:value="44.7799558891232" calcext:value-type="float">
            <text:p>44.7799558891</text:p>
          </table:table-cell>
          <table:table-cell office:value-type="float" office:value="5.373" calcext:value-type="float">
            <text:p>5.373</text:p>
          </table:table-cell>
          <table:table-cell table:formula="of:=[.C11]/[.D11]" office:value-type="float" office:value="8.33425570242383" calcext:value-type="float">
            <text:p>8.334255702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i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14]/[.$B$3])/([.A14]/[.$B$3] + (100-[.A14])/[.$B$2])" office:value-type="float" office:value="0" calcext:value-type="float">
            <text:p>0</text:p>
          </table:table-cell>
          <table:table-cell table:formula="of:=[.B14]*[.$B$3] + (1-[.B14])*[.$B$2]" office:value-type="float" office:value="55.845" calcext:value-type="float">
            <text:p>55.845</text:p>
          </table:table-cell>
          <table:table-cell/>
          <table:table-cell office:value-type="float" office:value="8.18" calcext:value-type="float">
            <text:p>8.18</text:p>
          </table:table-cell>
          <table:table-cell/>
        </table:table-row>
        <table:table-row table:style-name="ro1">
          <table:table-cell office:value-type="float" office:value="33.463" calcext:value-type="float">
            <text:p>33.463</text:p>
          </table:table-cell>
          <table:table-cell table:formula="of:=([.A15]/[.$B$3])/([.A15]/[.$B$3] + (100-[.A15])/[.$B$2])" office:value-type="float" office:value="0.500002183498037" calcext:value-type="float">
            <text:p>0.5000021835</text:p>
          </table:table-cell>
          <table:table-cell table:formula="of:=[.B15]*[.$B$3] + (1-[.B15])*[.$B$2]" office:value-type="float" office:value="41.9651893871862" calcext:value-type="float">
            <text:p>41.9651893872</text:p>
          </table:table-cell>
          <table:table-cell/>
          <table:table-cell office:value-type="float" office:value="8.4" calcext:value-type="float">
            <text:p>8.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16]/[.$B$3])/([.A16]/[.$B$3] + (100-[.A16])/[.$B$2])" office:value-type="float" office:value="1" calcext:value-type="float">
            <text:p>1</text:p>
          </table:table-cell>
          <table:table-cell table:formula="of:=[.B16]*[.$B$3] + (1-[.B16])*[.$B$2]" office:value-type="float" office:value="28.0855" calcext:value-type="float">
            <text:p>28.0855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anloup et al., 200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20]/[.$B$3])/([.A20]/[.$B$3] + (100-[.A20])/[.$B$2])" office:value-type="float" office:value="0.289399829871498" calcext:value-type="float">
            <text:p>0.2893998299</text:p>
          </table:table-cell>
          <table:table-cell table:formula="of:=[.B20]*[.$B$3] + (1-[.B20])*[.$B$2]" office:value-type="float" office:value="47.8114054226821" calcext:value-type="float">
            <text:p>47.8114054227</text:p>
          </table:table-cell>
          <table:table-cell office:value-type="float" office:value="6.11" calcext:value-type="float">
            <text:p>6.11</text:p>
          </table:table-cell>
          <table:table-cell table:formula="of:=[.C20]/[.D20]" office:value-type="float" office:value="7.82510727048807" calcext:value-type="float">
            <text:p>7.825107270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21]/[.$B$3])/([.A21]/[.$B$3] + (100-[.A21])/[.$B$2])" office:value-type="float" office:value="0.398603869337587" calcext:value-type="float">
            <text:p>0.3986038693</text:p>
          </table:table-cell>
          <table:table-cell table:formula="of:=[.B21]*[.$B$3] + (1-[.B21])*[.$B$2]" office:value-type="float" office:value="44.7799558891232" calcext:value-type="float">
            <text:p>44.7799558891</text:p>
          </table:table-cell>
          <table:table-cell office:value-type="float" office:value="5.84" calcext:value-type="float">
            <text:p>5.84</text:p>
          </table:table-cell>
          <table:table-cell table:formula="of:=[.C21]/[.D21]" office:value-type="float" office:value="7.66780066594576" calcext:value-type="float">
            <text:p>7.6678006659</text:p>
          </table:table-cell>
          <table:table-cell/>
        </table:table-row>
        <table:table-row table:style-name="ro1" table:number-rows-repeated="19">
          <table:table-cell table:number-columns-repeated="6"/>
        </table:table-row>
        <table:table-row table:style-name="ro1">
          <table:table-cell table:number-columns-repeated="4"/>
          <table:table-cell office:value-type="float" office:value="35000" calcext:value-type="float">
            <text:p>35000</text:p>
          </table:table-cell>
          <table:table-cell table:formula="of:=[.E41]/4" office:value-type="float" office:value="8750" calcext:value-type="float">
            <text:p>87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D43])*(1-[.D43])*[.$E$41]" office:value-type="float" office:value="0" calcext:value-type="float">
            <text:p>0</text:p>
          </table:table-cell>
          <table:table-cell table:formula="of:=(2*[.D43])*(1-(2*[.D43]))*([.$F$41]) + 2*[.D43]*[.$F$4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formula="of:=([.D44])*(1-[.D44])*[.$E$41]" office:value-type="float" office:value="3150" calcext:value-type="float">
            <text:p>3150</text:p>
          </table:table-cell>
          <table:table-cell table:formula="of:=(2*[.D44])*(1-(2*[.D44]))*([.$F$41]) + 2*[.D44]*[.$F$41]" office:value-type="float" office:value="3150" calcext:value-type="float">
            <text:p>3150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formula="of:=([.D45])*(1-[.D45])*[.$E$41]" office:value-type="float" office:value="5600" calcext:value-type="float">
            <text:p>5600</text:p>
          </table:table-cell>
          <table:table-cell table:formula="of:=(2*[.D45])*(1-(2*[.D45]))*([.$F$41]) + 2*[.D45]*[.$F$41]" office:value-type="float" office:value="5600" calcext:value-type="float">
            <text:p>5600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formula="of:=([.D46])*(1-[.D46])*[.$E$41]" office:value-type="float" office:value="7350" calcext:value-type="float">
            <text:p>7350</text:p>
          </table:table-cell>
          <table:table-cell table:formula="of:=(2*[.D46])*(1-(2*[.D46]))*([.$F$41]) + 2*[.D46]*[.$F$41]" office:value-type="float" office:value="7350" calcext:value-type="float">
            <text:p>7350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formula="of:=([.D47])*(1-[.D47])*[.$E$41]" office:value-type="float" office:value="8400" calcext:value-type="float">
            <text:p>8400</text:p>
          </table:table-cell>
          <table:table-cell table:formula="of:=(2*[.D47])*(1-(2*[.D47]))*([.$F$41]) + 2*[.D47]*[.$F$41]" office:value-type="float" office:value="8400" calcext:value-type="float">
            <text:p>8400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formula="of:=([.D48])*(1-[.D48])*[.$E$41]" office:value-type="float" office:value="8750" calcext:value-type="float">
            <text:p>8750</text:p>
          </table:table-cell>
          <table:table-cell table:formula="of:=(2*[.D48])*(1-(2*[.D48]))*([.$F$41]) + 2*[.D48]*[.$F$41]" office:value-type="float" office:value="8750" calcext:value-type="float">
            <text:p>8750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formula="of:=([.D49])*(1-[.D49])*[.$E$41]" office:value-type="float" office:value="8400" calcext:value-type="float">
            <text:p>8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table:formula="of:=([.D50])*(1-[.D50])*[.$E$41]" office:value-type="float" office:value="7350" calcext:value-type="float">
            <text:p>735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formula="of:=([.D51])*(1-[.D51])*[.$E$41]" office:value-type="float" office:value="5600" calcext:value-type="float">
            <text:p>56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formula="of:=([.D52])*(1-[.D52])*[.$E$41]" office:value-type="float" office:value="3150" calcext:value-type="float">
            <text:p>315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([.D53])*(1-[.D53])*[.$E$41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0:36:26.148980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</meta:initial-creator>
    <meta:creation-date>2015-10-07T22:41:08.523105061</meta:creation-date>
    <dc:date>2015-10-09T12:32:48.795610702</dc:date>
    <dc:creator>Bob Myhill</dc:creator>
    <meta:editing-duration>PT22H42M59S</meta:editing-duration>
    <meta:editing-cycles>5</meta:editing-cycles>
    <meta:generator>LibreOffice/4.4.2.2$Linux_x86 LibreOffice_project/40m0$Build-2</meta:generator>
    <meta:document-statistic meta:table-count="1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5" chart:maximum="10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12.671cm" xlink:href=".." xlink:type="simple" chart:class="chart:scatter" chart:style-name="ch1">
        <chart:legend svg:x="0cm" svg:y="0cm" style:legend-expansion="custom" chartooo:width="4.352cm" chartooo:height="2.144cm" style:legend-expansion-aspect-ratio="2.02985074626866" chart:style-name="ch2"/>
        <chart:plot-area chart:style-name="ch3" table:cell-range-address="Sheet1.B8:Sheet1.B11 Sheet1.A7:Sheet1.A7 Sheet1.E8:Sheet1.E11 Sheet1.A19:Sheet1.A19 Sheet1.E19:Sheet1.E21 Sheet1.A13:Sheet1.A13 Sheet1.E14:Sheet1.E16" chart:data-source-has-labels="row" svg:x="0.32cm" svg:y="0.253cm" svg:width="15.366cm" svg:height="12.165cm">
          <chartooo:coordinate-region svg:x="1.047cm" svg:y="0.453cm" svg:width="14.214cm" svg:height="11.3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8:Sheet1.E11" chart:label-cell-address="Sheet1.A7:Sheet1.A7" chart:class="chart:scatter">
            <chart:domain table:cell-range-address="Sheet1.B8:Sheet1.B11"/>
            <chart:data-point chart:repeated="4"/>
          </chart:series>
          <chart:series chart:style-name="ch8" chart:values-cell-range-address="Sheet1.E19:Sheet1.E21" chart:label-cell-address="Sheet1.A19:Sheet1.A19" chart:class="chart:scatter">
            <chart:domain table:cell-range-address="Sheet1.B19:Sheet1.B21"/>
            <chart:data-point chart:repeated="3"/>
          </chart:series>
          <chart:series chart:style-name="ch9" chart:values-cell-range-address="Sheet1.E14:Sheet1.E16" chart:label-cell-address="Sheet1.A13:Sheet1.A13" chart:class="chart:scatter">
            <chart:domain table:cell-range-address="Sheet1.B14:Sheet1.B16"/>
            <chart:regression-curve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ing et al., 2015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anloup et al., 2004</text:p>
                <draw:g>
                  <svg:desc>Sheet1.A19:Sheet1.A1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it</text:p>
                <draw:g>
                  <svg:desc>Sheet1.A13:Sheet1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8:Sheet1.B11</svg:desc>
                </draw:g>
              </table:table-cell>
              <table:table-cell office:value-type="float" office:value="8.05495456512332">
                <text:p>8.05495456512332</text:p>
                <draw:g>
                  <svg:desc>Sheet1.E8:Sheet1.E11</svg:desc>
                </draw:g>
              </table:table-cell>
              <table:table-cell office:value-type="float" office:value="NaN">
                <text:p>NaN</text:p>
                <draw:g>
                  <svg:desc>Sheet1.B19:Sheet1.B21</svg:desc>
                </draw:g>
              </table:table-cell>
              <table:table-cell office:value-type="float" office:value="NaN">
                <text:p>NaN</text:p>
                <draw:g>
                  <svg:desc>Sheet1.E19:Sheet1.E21</svg:desc>
                </draw:g>
              </table:table-cell>
              <table:table-cell office:value-type="float" office:value="0">
                <text:p>0</text:p>
                <draw:g>
                  <svg:desc>Sheet1.B14:Sheet1.B16</svg:desc>
                </draw:g>
              </table:table-cell>
              <table:table-cell office:value-type="float" office:value="8.18">
                <text:p>8.18</text:p>
                <draw:g>
                  <svg:desc>Sheet1.E14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0953908516936">
                <text:p>0.180953908516936</text:p>
              </table:table-cell>
              <table:table-cell office:value-type="float" office:value="8.02618603545864">
                <text:p>8.02618603545864</text:p>
              </table:table-cell>
              <table:table-cell office:value-type="float" office:value="0.289399829871498">
                <text:p>0.289399829871498</text:p>
              </table:table-cell>
              <table:table-cell office:value-type="float" office:value="7.82510727048807">
                <text:p>7.82510727048807</text:p>
              </table:table-cell>
              <table:table-cell office:value-type="float" office:value="0.500002183498037">
                <text:p>0.50000218349803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9399829871498">
                <text:p>0.289399829871498</text:p>
              </table:table-cell>
              <table:table-cell office:value-type="float" office:value="8.13119139841533">
                <text:p>8.13119139841533</text:p>
              </table:table-cell>
              <table:table-cell office:value-type="float" office:value="0.398603869337587">
                <text:p>0.398603869337587</text:p>
              </table:table-cell>
              <table:table-cell office:value-type="float" office:value="7.66780066594576">
                <text:p>7.6678006659457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8603869337587">
                <text:p>0.398603869337587</text:p>
              </table:table-cell>
              <table:table-cell office:value-type="float" office:value="8.33425570242383">
                <text:p>8.33425570242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